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ccess">
        <table:table-row>
          <table:table-cell office:value-type="string">
            <text:p>Azymut</text:p>
          </table:table-cell>
          <table:table-cell office:value-type="string">
            <text:p>$2y$10$6l8qtQGuLkIDUppoOqjDI.38RHyuIUFb/DEwXrgJmgfknSMJYPhcu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b123</text:p>
          </table:table-cell>
          <table:table-cell office:value-type="string">
            <text:p>$2y$10$EXMy70e.Sgy0yqIWAWbShuoThPL74o7bS3pXjI0u74uppxE30Tegy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dziu_007</text:p>
          </table:table-cell>
          <table:table-cell office:value-type="string">
            <text:p>$2y$10$CxxeWogNwvpedMCvDeA/5ewbRSfD1O3tiZFPVcjs8xe.i0p1F43hO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Baczny.com</text:p>
          </table:table-cell>
          <table:table-cell office:value-type="string">
            <text:p>$2y$10$B2NTHR0ZveMdl346fjMWwOeB215BhqF9dmecVfgFAUMcFd0U2Kh3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Kucyk-hops</text:p>
          </table:table-cell>
          <table:table-cell office:value-type="string">
            <text:p>$2y$10$aNvqq7cEcmNxHiX8jmmZIerSOiHiPShPyPXD.2sohJrhO4tJwM9m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Rost2048</text:p>
          </table:table-cell>
          <table:table-cell office:value-type="string">
            <text:p>$2y$10$a1Fw2TLVBpe8a/K1W6zgz.3AnvJlCEaJCrrYjh/RFP3X0F1ID2enq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Siano25293</text:p>
          </table:table-cell>
          <table:table-cell office:value-type="string">
            <text:p>$2y$10$PFDRy3p4EA0Baa96QVmj5ugAZQJflsVnAKgVbpk2liXExX4jeFap.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Bulwa2</text:p>
          </table:table-cell>
          <table:table-cell office:value-type="string">
            <text:p>$2y$10$WlLt26Z0dD1xs2lvJP3CWuQ7Arc.uIfAXBkvF3uB5G6Uh4rkOPgfa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torcik21</text:p>
          </table:table-cell>
          <table:table-cell office:value-type="string">
            <text:p>$2y$10$TJg6JCPeVVomzNg6Kukm/eqQKaXdr31TAvCwH9rIOTWROo1XiaWdq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Anihilacja</text:p>
          </table:table-cell>
          <table:table-cell office:value-type="string">
            <text:p>$2y$10$4QoDdeGRlXy.Ewt7zD55S.QtGbgNJjxpFBfwFEEqp9ehEb.4W8.em</text:p>
          </table:table-cell>
          <table:table-cell office:value-type="float" office:value="11">
            <text:p>11</text:p>
          </table:table-cell>
        </table:table-row>
      </table:table>
      <table:table table:name="block_items"/>
      <table:table table:name="items">
        <table:table-row>
          <table:table-cell office:value-type="float" office:value="35437">
            <text:p>35437</text:p>
          </table:table-cell>
          <table:table-cell office:value-type="string">
            <text:p>laptop</text:p>
          </table:table-cell>
          <table:table-cell office:value-type="string">
            <text:p>Laptop MSI GF63 Thin 10SC-063XPL</text:p>
          </table:table-cell>
          <table:table-cell office:value-type="string">
            <text:p>Specyfikacja : &lt;br/&gt;
+ Procesor - Intel Core i5-10300H 2.5 GHz / 4.5 GHz &lt;br/&gt;
+ Ram - 8 GB 3200 MHz &lt;br/&gt;
+ Karta Graficzka - NVIDIA GeForce GTX 1650 Max-Q 4 GB &lt;br/&gt;
+ Ekran - 15.6" IPS 1920 x 1080 (Full HD) 60 Hz &lt;br/&gt;
+ USB 3.0 - 3 &lt;br/&gt;
+ Bateria - 51 Wh około 7h pracy &lt;br/&gt;
+ System - Windows 10 Pro &lt;br/&gt;
+ Waga - 1.86 &lt;br/&gt;</text:p>
          </table:table-cell>
          <table:table-cell office:value-type="string">
            <text:p>img/laptop1.jpg</text:p>
          </table:table-cell>
        </table:table-row>
        <table:table-row>
          <table:table-cell office:value-type="float" office:value="35440">
            <text:p>35440</text:p>
          </table:table-cell>
          <table:table-cell office:value-type="string">
            <text:p>laptop</text:p>
          </table:table-cell>
          <table:table-cell office:value-type="string">
            <text:p>Laptop Apple MacBook Pro 13 M1</text:p>
          </table:table-cell>
          <table:table-cell office:value-type="string">
            <text:p>Specyfikacja : &lt;br/&gt;
+ Procesor - Apple M1 3.2 GHz &lt;br/&gt;
+ Ram - 8 GB 4266 MHz &lt;br/&gt;
+ Karta Graficzka - Apple M1 &lt;br/&gt;
+ Ekran - 13.3" IPS 2560 x 1600 (WQXGA) 60 Hz &lt;br/&gt;
+ Thunderbolt - 2 &lt;br/&gt;
+ Bateria - 58 Wh około 20 h pracy &lt;br/&gt;
+ System - macOS &lt;br/&gt;
+ Waga - 1.4 &lt;br/&gt;</text:p>
          </table:table-cell>
          <table:table-cell office:value-type="string">
            <text:p>img/laptop2.jpg</text:p>
          </table:table-cell>
        </table:table-row>
        <table:table-row>
          <table:table-cell office:value-type="float" office:value="35441">
            <text:p>35441</text:p>
          </table:table-cell>
          <table:table-cell office:value-type="string">
            <text:p>laptop</text:p>
          </table:table-cell>
          <table:table-cell office:value-type="string">
            <text:p>Laptop Apple MacBook Pro 13 M1</text:p>
          </table:table-cell>
          <table:table-cell office:value-type="string">
            <text:p>Specyfikacja : &lt;br/&gt;
+ Procesor - Apple M1 3.2 GHz &lt;br/&gt;
+ Ram - 8 GB 4266 MHz &lt;br/&gt;
+ Karta Graficzka - Apple M1 &lt;br/&gt;
+ Ekran - 13.3" IPS 2560 x 1600 (WQXGA) 60 Hz &lt;br/&gt;
+ Thunderbolt - 2 &lt;br/&gt;
+ Bateria - 58 Wh około 20 h pracy &lt;br/&gt;
+ System - macOS &lt;br/&gt;
+ Waga - 1.4 &lt;br/&gt;</text:p>
          </table:table-cell>
          <table:table-cell office:value-type="string">
            <text:p>img/laptop2.jpg</text:p>
          </table:table-cell>
        </table:table-row>
        <table:table-row>
          <table:table-cell office:value-type="float" office:value="35442">
            <text:p>35442</text:p>
          </table:table-cell>
          <table:table-cell office:value-type="string">
            <text:p>laptop</text:p>
          </table:table-cell>
          <table:table-cell office:value-type="string">
            <text:p>Laptop Toshiba Satellite Pro</text:p>
          </table:table-cell>
          <table:table-cell office:value-type="string">
            <text:p>Specyfikacja : &lt;br/&gt;
+ Procesor - Intel Core i3-7020U 2.3 GHz / 4.5 GHz &lt;br/&gt;
+ Ram - 8 GB 2666 MHz &lt;br/&gt;
+ Karta Graficzka - NVIDIA GeForce GTX 1650 Max-Q 4 GB &lt;br/&gt;
+ Ekran - 15.6" TN 1920 x 1080 (Full HD) 60 Hz &lt;br/&gt;
+ USB 3.0 - 2 &lt;br/&gt;
+ Bateria - około 8h pracy &lt;br/&gt;
+ System - Windows 10 Pro &lt;br/&gt;
+ Waga - 1.76 &lt;br/&gt;</text:p>
          </table:table-cell>
          <table:table-cell office:value-type="string">
            <text:p>img/laptop3.jpg</text:p>
          </table:table-cell>
        </table:table-row>
        <table:table-row>
          <table:table-cell office:value-type="float" office:value="35443">
            <text:p>35443</text:p>
          </table:table-cell>
          <table:table-cell office:value-type="string">
            <text:p>laptop</text:p>
          </table:table-cell>
          <table:table-cell office:value-type="string">
            <text:p>Laptop Gigabyte G5</text:p>
          </table:table-cell>
          <table:table-cell office:value-type="string">
            <text:p>Specyfikacja : &lt;br/&gt;
+ Procesor - Intel Core i5-10300H 2.5 GHz / 4.5 GHz &lt;br/&gt;
+ Ram - 16 GB 3200 MHz &lt;br/&gt;
+ Karta Graficzka - NVIDIA GeForce RTX 3060 Laptop GPU 6 GB &lt;br/&gt;
+ Ekran - 15.6" IPS 1920 x 1080 (Full HD) 144 Hz &lt;br/&gt;
+ USB 3.0 - 2 &lt;br/&gt;
+ Bateria - 49 Wh około 6h pracy &lt;br/&gt;
+ System - Windows 10 Pro &lt;br/&gt;
+ Waga - 2.2 &lt;br/&gt;</text:p>
          </table:table-cell>
          <table:table-cell office:value-type="string">
            <text:p>img/laptop4.jpg</text:p>
          </table:table-cell>
        </table:table-row>
        <table:table-row>
          <table:table-cell office:value-type="float" office:value="35444">
            <text:p>35444</text:p>
          </table:table-cell>
          <table:table-cell office:value-type="string">
            <text:p>telefon</text:p>
          </table:table-cell>
          <table:table-cell office:value-type="string">
            <text:p>Smartfon Samsung Galaxy S20 Plus 5G</text:p>
          </table:table-cell>
          <table:table-cell office:value-type="string">
            <text:p>Specyfikacja : &lt;br/&gt;
+ Procesor - Exynos 990 2.7 GHz Octa Core &lt;br/&gt;
+ Ram - 12 GB &lt;br/&gt;
+ Pamięć - 128 GB &lt;br/&gt;
+ Modem 5G - tak &lt;br/&gt;
+ kolor - czarny &lt;br/&gt;
+ Wodoodporny/pyłoodporny - IP68 &lt;br/&gt;
+ Ekran - 6.7" Dynamic AMOLED 1440 x 3200 60 Hz &lt;br/&gt;
+ Aparat główny - 64 + 12 + 12 MPix + obiektyw głębi &lt;br/&gt;
+ Aparat przedni - 10 MPix &lt;br/&gt;
+ System - Android 10 &lt;br/&gt;
+ Bateria - 4500[mAh] &lt;br/&gt;</text:p>
          </table:table-cell>
          <table:table-cell office:value-type="string">
            <text:p>img/telefon1.jpg</text:p>
          </table:table-cell>
        </table:table-row>
        <table:table-row>
          <table:table-cell office:value-type="float" office:value="35445">
            <text:p>35445</text:p>
          </table:table-cell>
          <table:table-cell office:value-type="string">
            <text:p>telefon</text:p>
          </table:table-cell>
          <table:table-cell office:value-type="string">
            <text:p>Smartfon Samsung Galaxy S21 Ultra 5G 128 GB Dual SIM Srebrny</text:p>
          </table:table-cell>
          <table:table-cell office:value-type="string">
            <text:p>Specyfikacja : &lt;br/&gt;
+ Procesor - Exynos 2100 2.9 GHz Octa Core &lt;br/&gt;
+ Ram - 12 GB &lt;br/&gt;
+ Pamięć - 256 GB &lt;br/&gt;
+ Wodoodporny/pyłoodporny - IP68 &lt;br/&gt;
+ Ekran - 6.8" Dynamic AMOLED 1440 x 3200 60 Hz &lt;br/&gt;
+ Aparat główny - 108 + 12 + 10 + 10 MPix &lt;br/&gt;
+ Aparat przedni - 40 MPix &lt;br/&gt;
+ System - Android 11 &lt;br/&gt;
+ Bateria - 5000[mAh] &lt;br/&gt;</text:p>
          </table:table-cell>
          <table:table-cell office:value-type="string">
            <text:p>img/telefon2.jpg</text:p>
          </table:table-cell>
        </table:table-row>
        <table:table-row>
          <table:table-cell office:value-type="float" office:value="35446">
            <text:p>35446</text:p>
          </table:table-cell>
          <table:table-cell office:value-type="string">
            <text:p>telefon</text:p>
          </table:table-cell>
          <table:table-cell office:value-type="string">
            <text:p>Smartfon Samsung Galaxy S21 Ultra 5G 128 GB Dual SIM Srebrny</text:p>
          </table:table-cell>
          <table:table-cell office:value-type="string">
            <text:p>Specyfikacja : &lt;br/&gt;
+ Procesor - Exynos 2100 2.9 GHz Octa Core &lt;br/&gt;
+ Ram - 12 GB &lt;br/&gt;
+ Pamięć - 256 GB &lt;br/&gt;
+ Wodoodporny/pyłoodporny - IP68 &lt;br/&gt;
+ Ekran - 6.8" Dynamic AMOLED 1440 x 3200 60 Hz &lt;br/&gt;
+ Aparat główny - 108 + 12 + 10 + 10 MPix &lt;br/&gt;
+ Aparat przedni - 40 MPix &lt;br/&gt;
+ System - Android 11 &lt;br/&gt;
+ Bateria - 5000[mAh] &lt;br/&gt;</text:p>
          </table:table-cell>
          <table:table-cell office:value-type="string">
            <text:p>img/telefon2.jpg</text:p>
          </table:table-cell>
        </table:table-row>
        <table:table-row>
          <table:table-cell office:value-type="float" office:value="35447">
            <text:p>35447</text:p>
          </table:table-cell>
          <table:table-cell office:value-type="string">
            <text:p>laptop</text:p>
          </table:table-cell>
          <table:table-cell office:value-type="string">
            <text:p>Laptop Gigabyte G5</text:p>
          </table:table-cell>
          <table:table-cell office:value-type="string">
            <text:p>Specyfikacja : &lt;br/&gt;
+ Procesor - Intel Core i5-10300H 2.5 GHz / 4.5 GHz &lt;br/&gt;
+ Ram - 16 GB 3200 MHz &lt;br/&gt;
+ Karta Graficzka - NVIDIA GeForce RTX 3060 Laptop GPU 6 GB &lt;br/&gt;
+ Ekran - 15.6" IPS 1920 x 1080 (Full HD) 144 Hz &lt;br/&gt;
+ USB 3.0 - 2 &lt;br/&gt;
+ Bateria - 49 Wh około 6h pracy &lt;br/&gt;
+ System - Windows 10 Pro &lt;br/&gt;
+ Waga - 2.2 &lt;br/&gt;</text:p>
          </table:table-cell>
          <table:table-cell office:value-type="string">
            <text:p>img/laptop4.jpg</text:p>
          </table:table-cell>
        </table:table-row>
        <table:table-row>
          <table:table-cell office:value-type="float" office:value="35448">
            <text:p>35448</text:p>
          </table:table-cell>
          <table:table-cell office:value-type="string">
            <text:p>telefon</text:p>
          </table:table-cell>
          <table:table-cell office:value-type="string">
            <text:p>Smartfon Samsung Galaxy S21 Ultra 5G 128 GB Dual SIM Srebrny</text:p>
          </table:table-cell>
          <table:table-cell office:value-type="string">
            <text:p>Specyfikacja : &lt;br/&gt;
+ Procesor - Exynos 2100 2.9 GHz Octa Core &lt;br/&gt;
+ Ram - 12 GB &lt;br/&gt;
+ Pamięć - 256 GB &lt;br/&gt;
+ Wodoodporny/pyłoodporny - IP68 &lt;br/&gt;
+ Ekran - 6.8" Dynamic AMOLED 1440 x 3200 60 Hz &lt;br/&gt;
+ Aparat główny - 108 + 12 + 10 + 10 MPix &lt;br/&gt;
+ Aparat przedni - 40 MPix &lt;br/&gt;
+ System - Android 11 &lt;br/&gt;
+ Bateria - 5000[mAh] &lt;br/&gt;</text:p>
          </table:table-cell>
          <table:table-cell office:value-type="string">
            <text:p>img/telefon2.jpg</text:p>
          </table:table-cell>
        </table:table-row>
        <table:table-row>
          <table:table-cell office:value-type="float" office:value="35449">
            <text:p>35449</text:p>
          </table:table-cell>
          <table:table-cell office:value-type="string">
            <text:p>auto</text:p>
          </table:table-cell>
          <table:table-cell office:value-type="string">
            <text:p>Jeep Cherokee 3.2</text:p>
          </table:table-cell>
          <table:table-cell office:value-type="string">
            <text:p>- Wersja - 3.2 V6 Active Drive I Limited &lt;br/&gt;
- Rok produkcji - 2019 &lt;br/&gt;
- Przebieg - 26 533 km &lt;br/&gt;
- Pojemność skokowa - 3 239 cm3 &lt;br/&gt;
- Rodzaj - paliwa Benzyna &lt;br/&gt;
- Moc - 272 KM &lt;br/&gt;
- Skrzynia biegów - Automatyczna &lt;br/&gt;
- Napęd - Na przednie koła &lt;br/&gt;
- Spalanie W Cyklu Mieszanym - 10 l/100km &lt;br/&gt;
- Spalanie Poza Miastem - 7 l/100km &lt;br/&gt;
- Spalanie W Mieście 13 - l/100km &lt;br/&gt;
</text:p>
          </table:table-cell>
          <table:table-cell office:value-type="string">
            <text:p>img/auto1.jfif</text:p>
          </table:table-cell>
        </table:table-row>
        <table:table-row>
          <table:table-cell office:value-type="float" office:value="35450">
            <text:p>35450</text:p>
          </table:table-cell>
          <table:table-cell office:value-type="string">
            <text:p>auto</text:p>
          </table:table-cell>
          <table:table-cell office:value-type="string">
            <text:p>Škoda Superb 2.0</text:p>
          </table:table-cell>
          <table:table-cell office:value-type="string">
            <text:p>- Wersja - 2.0 TSI 4x4 L&amp;K DSG &lt;br/&gt;
- Rok produkcji - 2018 &lt;br/&gt;
- Przebieg - 65 588 km &lt;br/&gt;
- Pojemność skokowa - 1 984 cm3 &lt;br/&gt;
- Rodzaj paliwa - Benzyna &lt;br/&gt;
- Moc - 280 KM &lt;br/&gt;
- Skrzynia biegów - Automatyczna &lt;br/&gt;
- Napęd - 4x4 (stały) &lt;br/&gt;
- Spalanie W Cyklu Mieszanym - 7 l/100km &lt;br/&gt;
- Spalanie Poza Miastem - 6 l/100km &lt;br/&gt;
- Spalanie W Mieście - 8 l/100km &lt;br/&gt;
</text:p>
          </table:table-cell>
          <table:table-cell office:value-type="string">
            <text:p>img/auto2.jfif</text:p>
          </table:table-cell>
        </table:table-row>
        <table:table-row>
          <table:table-cell office:value-type="float" office:value="35451">
            <text:p>35451</text:p>
          </table:table-cell>
          <table:table-cell office:value-type="string">
            <text:p>PC</text:p>
          </table:table-cell>
          <table:table-cell office:value-type="string">
            <text:p>Składany Najwyższa specyfikacja</text:p>
          </table:table-cell>
          <table:table-cell office:value-type="string">
            <text:p>Specyfikacja : &lt;br/&gt;
+ Procesor - Procesor Intel Core i9-11900KF, 3.5GHz, 16 MB &lt;br/&gt;
+ Ram - Pamięć G.Skill Trident Z Neo, DDR4, 128 GB, 3600MHz, CL18 &lt;br/&gt;
+ Karta Graficzka - Karta graficzna Gigabyte GeForce RTX 3080 Ti Gaming OC 12GB GDDR6X &lt;br/&gt;
+ System - Windows 10 Pro &lt;br/&gt;
+ Pamięć SSD - Samsung 980 PRO 500 GB M.2 2280 PCI-E x4 Gen4 NVMe &lt;br/&gt;
+ Pamięć HDD - Toshiba 4 TB 3.5" SATA III X300 &lt;br/&gt;
+ Chłodzenie - Wodne &lt;br/&gt;
</text:p>
          </table:table-cell>
          <table:table-cell office:value-type="string">
            <text:p>img/PC1.jpg</text:p>
          </table:table-cell>
        </table:table-row>
      </table:table>
      <table:table table:name="items_type">
        <table:table-row>
          <table:table-cell office:value-type="string">
            <text:p>auto</text:p>
          </table:table-cell>
        </table:table-row>
        <table:table-row>
          <table:table-cell office:value-type="string">
            <text:p>laptop</text:p>
          </table:table-cell>
        </table:table-row>
        <table:table-row>
          <table:table-cell office:value-type="string">
            <text:p>PC</text:p>
          </table:table-cell>
        </table:table-row>
        <table:table-row>
          <table:table-cell office:value-type="string">
            <text:p>telefon</text:p>
          </table:table-cell>
        </table:table-row>
      </table:table>
      <table:table table:name="users"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Filip</text:p>
          </table:table-cell>
          <table:table-cell office:value-type="string">
            <text:p>Bączek</text:p>
          </table:table-cell>
          <table:table-cell office:value-type="string">
            <text:p>123-123-123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user</text:p>
          </table:table-cell>
          <table:table-cell office:value-type="string">
            <text:p>Bob</text:p>
          </table:table-cell>
          <table:table-cell office:value-type="string">
            <text:p>Rączka</text:p>
          </table:table-cell>
          <table:table-cell office:value-type="string">
            <text:p>321-321-32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user</text:p>
          </table:table-cell>
          <table:table-cell office:value-type="string">
            <text:p>Edward</text:p>
          </table:table-cell>
          <table:table-cell office:value-type="string">
            <text:p>Zając</text:p>
          </table:table-cell>
          <table:table-cell office:value-type="string">
            <text:p>007-007-00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ser</text:p>
          </table:table-cell>
          <table:table-cell office:value-type="string">
            <text:p>Marek</text:p>
          </table:table-cell>
          <table:table-cell office:value-type="string">
            <text:p>Baczny</text:p>
          </table:table-cell>
          <table:table-cell office:value-type="string">
            <text:p>222-222-222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user</text:p>
          </table:table-cell>
          <table:table-cell office:value-type="string">
            <text:p>Natalia</text:p>
          </table:table-cell>
          <table:table-cell office:value-type="string">
            <text:p>Kucyk</text:p>
          </table:table-cell>
          <table:table-cell office:value-type="string">
            <text:p>303-303-303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dmin</text:p>
          </table:table-cell>
          <table:table-cell office:value-type="string">
            <text:p>Emma</text:p>
          </table:table-cell>
          <table:table-cell office:value-type="string">
            <text:p>Rost</text:p>
          </table:table-cell>
          <table:table-cell office:value-type="string">
            <text:p>587-586-768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user</text:p>
          </table:table-cell>
          <table:table-cell office:value-type="string">
            <text:p>Barbara</text:p>
          </table:table-cell>
          <table:table-cell office:value-type="string">
            <text:p>Siano</text:p>
          </table:table-cell>
          <table:table-cell office:value-type="string">
            <text:p>888-888-888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user</text:p>
          </table:table-cell>
          <table:table-cell office:value-type="string">
            <text:p>Maciej</text:p>
          </table:table-cell>
          <table:table-cell office:value-type="string">
            <text:p>Ziemniak</text:p>
          </table:table-cell>
          <table:table-cell office:value-type="string">
            <text:p>763-566-568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user</text:p>
          </table:table-cell>
          <table:table-cell office:value-type="string">
            <text:p>Adam</text:p>
          </table:table-cell>
          <table:table-cell office:value-type="string">
            <text:p>Baczek</text:p>
          </table:table-cell>
          <table:table-cell office:value-type="string">
            <text:p>345-345-345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user</text:p>
          </table:table-cell>
          <table:table-cell office:value-type="string">
            <text:p>Przemysław</text:p>
          </table:table-cell>
          <table:table-cell office:value-type="string">
            <text:p>Grabarczuk</text:p>
          </table:table-cell>
          <table:table-cell office:value-type="string">
            <text:p>876-576-455</text:p>
          </table:table-cell>
        </table:table-row>
      </table:table>
      <table:table table:name="users_type">
        <table:table-row>
          <table:table-cell office:value-type="string">
            <text:p>admin</text:p>
          </table:table-cell>
        </table:table-row>
        <table:table-row>
          <table:table-cell office:value-type="string">
            <text:p>user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4</meta:generator>
    <meta:initial-creator>phpMyAdmin 5.0.4</meta:initial-creator>
    <meta:creation-date>2021-07-02T13:08:32</meta:creation-date>
  </office:meta>
</office:document-meta>
</file>